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Mono" svg:font-family="TlwgMono" style:font-pitch="fixed"/>
  </office:font-face-decls>
  <office:automatic-styles>
    <style:style style:name="Table1" style:family="table" style:master-page-name="">
      <style:table-properties style:width="265.01mm" style:page-number="auto" table:align="margins"/>
    </style:style>
    <style:style style:name="Table1.A" style:family="table-column">
      <style:table-column-properties style:column-width="132.5mm" style:rel-column-width="32767*"/>
    </style:style>
    <style:style style:name="Table1.1" style:family="table-row">
      <style:table-row-properties style:min-row-height="38.89m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71484" officeooo:paragraph-rsid="00171484"/>
    </style:style>
    <style:style style:name="P2" style:family="paragraph" style:parent-style-name="Table_20_Contents">
      <loext:graphic-properties draw:fill="none"/>
      <style:paragraph-properties fo:margin-left="2.75mm" fo:margin-right="0mm" fo:orphans="0" fo:widows="0" fo:text-indent="0mm" style:auto-text-indent="false" fo:background-color="transparent" text:number-lines="false" text:line-number="0"/>
      <style:text-properties style:font-name="TlwgMono" fo:font-size="9.5pt" fo:font-weight="bold" style:font-size-asian="9.5pt" style:font-weight-asian="bold" style:font-size-complex="9.5pt" style:font-weight-complex="bold"/>
    </style:style>
    <style:style style:name="P3" style:family="paragraph" style:parent-style-name="Table_20_Contents">
      <style:text-properties style:font-name="FreeMono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FreeMono" fo:font-size="9.5pt" fo:font-weight="bold" style:font-size-asian="9.5pt" style:font-weight-asian="bold" style:font-size-complex="9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&lt;?xml version="1.0" encoding="UTF-8"?&gt;</text:p>
            <text:p text:style-name="P4">&lt;xsl:stylesheet xmlns:xsl="http://www.w3.org/1999/XSL/Transform" version="1.0"&gt;</text:p>
            <text:p text:style-name="P4"><text:s text:c="4"/>&lt;xsl:output method="html" /&gt;</text:p>
            <text:p text:style-name="P4"><text:s text:c="4"/>&lt;xsl:template match="/"&gt;</text:p>
            <text:p text:style-name="P4"><text:s text:c="8"/>&lt;html&gt;</text:p>
            <text:p text:style-name="P4"><text:s text:c="12"/>&lt;head&gt; &lt;title&gt;Lista de artistas por Kevin Zamora&lt;/title&gt;</text:p>
            <text:p text:style-name="P4"><text:s text:c="16"/>&lt;style type="text/css"&gt;</text:p>
            <text:p text:style-name="P4"><text:s text:c="20"/>body{font-family: Arial, Helvetica, sans-serif;}</text:p>
            <text:p text:style-name="P4"><text:s text:c="20"/>.verde1{background-color:#82E0AA;}</text:p>
            <text:p text:style-name="P4"><text:s text:c="20"/>.verde2{background-color:#D5F5E3;}</text:p>
            <text:p text:style-name="P4"><text:s text:c="16"/>&lt;/style&gt; &lt;/head&gt;</text:p>
            <text:p text:style-name="P4"><text:s text:c="12"/>&lt;body&gt; &lt;div style="float:left; position:absolute; width:100%;"&gt;</text:p>
            <text:p text:style-name="P4"><text:s text:c="20"/>&lt;h2&gt;Lista de artistas por Kevin Zamora&lt;/h2&gt;</text:p>
            <text:p text:style-name="P4"><text:s text:c="20"/>&lt;table border="1" align="center"&gt;</text:p>
            <text:p text:style-name="P4"><text:s text:c="24"/>&lt;tr class="verde1"&gt;</text:p>
            <text:p text:style-name="P4"><text:s text:c="28"/>&lt;th&gt;Página web&lt;/th&gt;</text:p>
            <text:p text:style-name="P4"><text:s text:c="24"/>&lt;/tr&gt;</text:p>
            <text:p text:style-name="P4"><text:s text:c="24"/>&lt;xsl:apply-templates select="./artistas/artista"&gt;</text:p>
            <text:p text:style-name="P4"><text:s text:c="28"/>&lt;xsl:sort select="nacimiento"&gt;</text:p>
            <text:p text:style-name="P4"><text:s text:c="28"/>&lt;/xsl:sort&gt;</text:p>
            <text:p text:style-name="P4"><text:s text:c="24"/>&lt;/xsl:apply-templates&gt;</text:p>
            <text:p text:style-name="P4"><text:s text:c="20"/>&lt;/table&gt;</text:p>
            <text:p text:style-name="P4"><text:s text:c="16"/>&lt;/div&gt;</text:p>
            <text:p text:style-name="P4"><text:s text:c="12"/>&lt;/body&gt;</text:p>
            <text:p text:style-name="P4"><text:s text:c="8"/>&lt;/html&gt;</text:p>
            <text:p text:style-name="P4"><text:s text:c="4"/>&lt;/xsl:template&gt;</text:p>
            <text:p text:style-name="P4"><text:s text:c="4"/>&lt;xsl:template match="artista"&gt;</text:p>
            <text:p text:style-name="P4"><text:s text:c="8"/>&lt;xsl:if test="./nacimiento&gt;'1500'"&gt;</text:p>
            <text:p text:style-name="P4"><text:s text:c="12"/>&lt;tr class="verde2"&gt;</text:p>
            <text:p text:style-name="P4"><text:s text:c="16"/>&lt;td&gt;</text:p>
            <text:p text:style-name="P4"><text:s text:c="20"/>&lt;xsl:value-of select="nombreCompleto" /&gt;</text:p>
            <text:p text:style-name="P4"><text:s text:c="16"/>&lt;/td&gt;</text:p>
            <text:p text:style-name="P4"><text:s text:c="16"/>&lt;td&gt;</text:p>
            <text:p text:style-name="P4"><text:s text:c="20"/>&lt;a class="averde1" target="blank"&gt;</text:p>
            <text:p text:style-name="P4"><text:s text:c="24"/>&lt;xsl:attribute name="href"&gt;</text:p>
            <text:p text:style-name="P4"><text:s text:c="28"/>&lt;xsl:value-of select="fichaCompleta" /&gt;</text:p>
            <text:p text:style-name="P4"><text:s text:c="24"/>&lt;/xsl:attribute&gt;</text:p>
            <text:p text:style-name="P4"><text:s text:c="24"/>Saber más &lt;/a&gt;</text:p>
            <text:p text:style-name="P4"><text:s text:c="16"/>&lt;/td&gt;</text:p>
            <text:p text:style-name="P4"><text:s text:c="12"/>&lt;/tr&gt;</text:p>
            <text:p text:style-name="P3"><text:s text:c="8"/>&lt;/xsl:if&gt;</text:p>
            <text:p text:style-name="P3"><text:s text:c="4"/>&lt;/xsl:template&gt;</text:p>
            <text:p text:style-name="P3">&lt;/xsl:stylesheet&gt;</text:p>
            <text:p text:style-name="P3">&lt;xsl:comment&gt;</text:p>
            <text:p text:style-name="P3"><text:s text:c="4"/>&lt;xsl:if test="!fallecimiento"&gt;</text:p>
            <text:p text:style-name="P3"><text:s text:c="8"/>&lt;xsl:value-of select="Desconocido" /&gt;</text:p>
            <text:p text:style-name="P3"><text:s text:c="4"/>&lt;/xsl:if&gt;</text:p>
            <text:p text:style-name="P3">&lt;/xsl:comment&gt;</text:p>
          </table:table-cell>
          <table:table-cell table:style-name="Table1.A1" office:value-type="string">
            <text:p text:style-name="P2">(: Título y editorial de todos los libros :)</text:p>
            <text:p text:style-name="P2">for $x in doc("libros.xml")/biblioteca/libros/libro</text:p>
            <text:p text:style-name="P2">return &lt;libro&gt;{$x/titulo, $x/editorial}&lt;/libro&gt;,</text:p>
            <text:p text:style-name="P2"/>
            <text:p text:style-name="P2">(:El títullo (sin etiquetas) de todos los libros de menos de 100 páginas. :)</text:p>
            <text:p text:style-name="P2">for $x in doc("libros.xml")/biblioteca/libros/libro</text:p>
            <text:p text:style-name="P2">where number($x/paginas) &lt; 100</text:p>
            <text:p text:style-name="P2">return data($x/titulo),</text:p>
            <text:p text:style-name="P2"/>
            <text:p text:style-name="P2">(:El número de <text:s/>libros de menos de 100 páginas. :)</text:p>
            <text:p text:style-name="P2">for $x in doc("libros.xml")/biblioteca/libros</text:p>
            <text:p text:style-name="P2">let $y := $x/libro[number(paginas) &lt; 100]</text:p>
            <text:p text:style-name="P2">return count($y),</text:p>
            <text:p text:style-name="P2"/>
            <text:p text:style-name="P2">(:Una lista HTML con el título de los libros de la editorial “O'Reilly” ordenados por título. :)</text:p>
            <text:p text:style-name="P2">&lt;ul&gt; {</text:p>
            <text:p text:style-name="P2">for $x in doc("libros.xml")/biblioteca/libros/libro</text:p>
            <text:p text:style-name="P2">where $x/editorial = "O'Reilly"</text:p>
            <text:p text:style-name="P2">order by $x/titulo</text:p>
            <text:p text:style-name="P2">return &lt;li&gt;{data($x/titulo)}&lt;/li&gt;</text:p>
            <text:p text:style-name="P2">} &lt;/ul&gt;,</text:p>
            <text:p text:style-name="P2"/>
            <text:p text:style-name="P2">(:Título y editorial de los libros de 2002 :)</text:p>
            <text:p text:style-name="P2">for $x in doc("libros.xml")/biblioteca/libros/libro</text:p>
            <text:p text:style-name="P2">where $x[@publicacion="2002"]</text:p>
            <text:p text:style-name="P2">return &lt;libro&gt;{$x/titulo, $x/editorial}&lt;/libro&gt;,</text:p>
            <text:p text:style-name="P2"/>
            <text:p text:style-name="P2">(:Título y editorial de los libros con más de un autor. :)</text:p>
            <text:p text:style-name="P2">for $x in doc("libros.xml")/biblioteca/libros/libro</text:p>
            <text:p text:style-name="P2">where count($x/autor)&gt;1</text:p>
            <text:p text:style-name="P2">return &lt;libro&gt;{$x/titulo, $x/editorial}&lt;/libro&gt;,</text:p>
            <text:p text:style-name="P2"/>
            <text:p text:style-name="P2">(:Título y editorial de los libros que tienen versión electrónica. :)</text:p>
            <text:p text:style-name="P2">for $x in doc("libros.xml")/biblioteca/libros/libro</text:p>
            <text:p text:style-name="P2">where $x/versionElectronica</text:p>
            <text:p text:style-name="P2">return &lt;libro&gt;{$x/titulo, $x/editorial}&lt;/libro&gt;,</text:p>
            <text:p text:style-name="P2"/>
            <text:p text:style-name="P2">(: Título de los libros que no tienen versión electrónica. :)</text:p>
            <text:p text:style-name="P2">for $x in doc("libros.xml")/biblioteca/libros/libro</text:p>
            <text:p text:style-name="P2">where not($x/versionElectronica)</text:p>
            <text:p text:style-name="P2">return$x/titulo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Mono" svg:font-family="TlwgMono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3.49mm" fo:margin-bottom="13.49mm" fo:margin-left="16mm" fo:margin-right="16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9:06:37.140879829</meta:creation-date>
    <dc:date>2024-04-22T09:32:36.529362341</dc:date>
    <meta:editing-duration>PT15M27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2" meta:paragraph-count="82" meta:word-count="269" meta:character-count="3250" meta:non-whitespace-character-count="2382"/>
  </office:meta>
</office:document-meta>
</file>